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17.png" xlink:type="simple" xlink:show="embed" xlink:actuate="onLoad"/></draw:frame></text:p>
          </table:table-cell>
          <table:table-cell table:style-name="Table1.B1" office:value-type="string">
            <text:h text:style-name="P4" text:outline-level="1">Экспорт данных в файл обмен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cm" svg:height="1.769cm" draw:z-index="1"><draw:image xlink:href="../images/011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записи данных в бинарный файл обмена данными. </text:p>
            <text:p text:style-name="P6"><text:span text:style-name="T1">Формат</text:span> файла обмена следующий:</text:p>
            <text:p text:style-name="P6">[количество данных N – int32][значение 1 – real 8]….[значение N – real 8]</text:p>
            <text:p text:style-name="P6">Количество считываемых сигналов равно сумме размерностей выходов.</text:p>
            <text:p text:style-name="P6"/>
            <text:p text:style-name="P6"><text:span text:style-name="T1">Свойства</text:span> блока:</text:p>
            <text:list xml:id="list2610578325553485735" text:style-name="L1">
              <text:list-item>
                <text:p text:style-name="P7">Количество входов.</text:p>
              </text:list-item>
              <text:list-item>
                <text:p text:style-name="P7">Файл экспортируемых данных – относительный путь к файлу обмена данными.</text:p>
              </text:list-item>
              <text:list-item>
                <text:p text:style-name="P7">Посылать сообщение при останове – при останове расчёта в файл обмена будет записано количество данных = -1 (FFFF).</text:p>
              </text:list-item>
              <text:list-item>
                <text:p text:style-name="P7">Шаг обмена данными – шаг с которым производится считывание данных из файла обм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рт данных в файл обмена</dc:title>
    <dc:date>2014-12-11T17:53:34.05</dc:date>
    <meta:generator>OpenOffice/4.1.1$Win32 OpenOffice.org_project/411m6$Build-9775</meta:generator>
    <meta:editing-duration>PT6H28M2S</meta:editing-duration>
    <meta:editing-cycles>141</meta:editing-cycles>
    <meta:document-statistic meta:table-count="1" meta:image-count="2" meta:object-count="0" meta:page-count="1" meta:paragraph-count="15" meta:word-count="95" meta:character-count="603"/>
    <meta:user-defined meta:name="Поле 1"/>
    <meta:user-defined meta:name="Поле 2"/>
    <meta:user-defined meta:name="Поле 3"/>
    <meta:user-defined meta:name="Поле 4"/>
  </office:meta>
</office:document-meta>
</file>